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 Black" fo:font-size="20pt" style:font-size-asian="20pt" style:font-size-complex="20pt"/>
    </style:style>
    <style:style style:name="P2" style:family="paragraph" style:parent-style-name="Standard">
      <style:text-properties style:font-name="Times New Roman" fo:font-size="12pt" officeooo:rsid="00037173" officeooo:paragraph-rsid="00037173" style:font-size-asian="10.5pt" style:font-size-complex="12pt"/>
    </style:style>
    <style:style style:name="T1" style:family="text">
      <style:text-properties officeooo:rsid="000371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LENGUAJE DE MARCAS T1</text:span></text:p>
      <text:p text:style-name="P1"/>
      <text:p text:style-name="P2">- Siempre se abre y se cierran las etiquetas , se utilizan las etiquetas que ellos nos proporcionan, en html y xml.</text:p>
      <text:p text:style-name="P2">- En xml se modela como tu quieras.</text:p>
      <text:p text:style-name="P2">- </text:p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0:42:43.379149100</meta:creation-date>
    <dc:date>2025-09-19T11:00:51.944716600</dc:date>
    <meta:editing-duration>PT7M38S</meta:editing-duration>
    <meta:editing-cycles>1</meta:editing-cycles>
    <meta:document-statistic meta:table-count="0" meta:image-count="0" meta:object-count="0" meta:page-count="1" meta:paragraph-count="4" meta:word-count="35" meta:character-count="174" meta:non-whitespace-character-count="141"/>
    <meta:generator>LibreOffice/25.8.1.1$Windows_X86_64 LibreOffice_project/54047653041915e595ad4e45cccea684809c77b5</meta:generator>
  </office:meta>
</office:document-meta>
</file>